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fo:language="en" fo:country="US" style:font-size-asian="10.5pt"/>
    </style:style>
    <style:style style:name="P2" style:family="paragraph" style:parent-style-name="Standard" style:list-style-name="L1">
      <style:text-properties style:text-line-through-style="solid"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Morpho-Motion communication protocol </text:p>
      <text:p text:style-name="P3"/>
      <text:p text:style-name="P3"/>
      <text:p text:style-name="P3"/>
      <text:p text:style-name="P3"><draw:frame draw:style-name="fr1" draw:name="Object1" text:anchor-type="paragraph" svg:width="7.4417in" svg:height="1.13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list xml:id="list459985205" text:style-name="L1">
        <text:list-item>
          <text:p text:style-name="P4">Message_ID: A unique ID for each message sent out either from the PC or Skymega. [Unsigned long]</text:p>
        </text:list-item>
        <text:list-item>
          <text:p text:style-name="P4">Message_Type:</text:p>
          <text:list>
            <text:list-item>
              <text:p text:style-name="P4">0: Command to move servo motor to a specific angle mentioned [PC to Skymega].</text:p>
            </text:list-item>
            <text:list-item>
              <text:p text:style-name="P4">1: Requesting current servo position [PC to Skymega].</text:p>
            </text:list-item>
            <text:list-item>
              <text:p text:style-name="P4">2: Message containing servo position data with time read at [Skymega to PC].</text:p>
            </text:list-item>
            <text:list-item>
              <text:p text:style-name="P4">3: <text:bookmark-start text:name="__DdeLink__53_1693692364"/>Requesting time [PC to Skymega].<text:bookmark-end text:name="__DdeLink__53_1693692364"/></text:p>
            </text:list-item>
            <text:list-item>
              <text:p text:style-name="P4">4: <text:bookmark-start text:name="__DdeLink__55_1693692364"/>Message containing current time [Skymega to PC]<text:bookmark-end text:name="__DdeLink__55_1693692364"/>.</text:p>
            </text:list-item>
            <text:list-item>
              <text:p text:style-name="P4">5: Requesting Broadcast_On.</text:p>
            </text:list-item>
            <text:list-item>
              <text:p text:style-name="P4">6: Requesting Broadcast_Off.</text:p>
            </text:list-item>
            <text:list-item>
              <text:p text:style-name="P4">7: Acknowledging <text:s/>Broadcast_On.</text:p>
            </text:list-item>
            <text:list-item>
              <text:p text:style-name="P4">8: Acknowledging <text:s/>Broadcast_Off.</text:p>
            </text:list-item>
          </text:list>
        </text:list-item>
        <text:list-item>
          <text:p text:style-name="P4">Address:</text:p>
          <text:list>
            <text:list-item>
              <text:p text:style-name="P4">0: Servo 1</text:p>
            </text:list-item>
            <text:list-item>
              <text:p text:style-name="P4">1: Servo 2</text:p>
            </text:list-item>
            <text:list-item>
              <text:p text:style-name="P4">2: Servo 3</text:p>
            </text:list-item>
            <text:list-item>
              <text:p text:style-name="P4">3: Servo 4</text:p>
            </text:list-item>
            <text:list-item>
              <text:p text:style-name="P4">4: All servos</text:p>
            </text:list-item>
          </text:list>
        </text:list-item>
        <text:list-item>
          <text:p text:style-name="P1">Time: Contains the time [in milliseconds] at which the servo position(s) mentioned in the message frame was/were read at. [Unsigned long].</text:p>
        </text:list-item>
        <text:list-item>
          <text:p text:style-name="P4">Time: Contains the time [in milliseconds] at which the message frame was constructed. [Unsigned long].</text:p>
        </text:list-item>
        <text:list-item>
          <text:p text:style-name="P4">Data: Contains the actual data [Servo angle to be actuated with or current servo position]</text:p>
          <text:list>
            <text:list-item>
              <text:p text:style-name="P4">Field_1: Raw servo position data. [Signed long]</text:p>
            </text:list-item>
            <text:list-item>
              <text:p text:style-name="P2">Field_2: Number of values after the decimal point, data in <text:span text:style-name="T1">Field_1</text:span> contains. [Unsigned int]</text:p>
              <text:p text:style-name="P2">Processed data = Field_1/10^Field_2.</text:p>
            </text:list-item>
            <text:list-item>
              <text:p text:style-name="P4">Field_2: Signed time difference between value in field <text:span text:style-name="T1">Time</text:span> and the time at which the respective Servo's POT data was read. [Signed long]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nash Ranganath</meta:initial-creator>
    <meta:creation-date>2013-01-21T21:46:41</meta:creation-date>
    <dc:date>2014-04-05T03:06:45</dc:date>
    <meta:editing-duration>PT8H43M29S</meta:editing-duration>
    <meta:editing-cycles>10</meta:editing-cycles>
    <meta:generator>LibreOffice/3.5$Linux_x86 LibreOffice_project/350m1$Build-2</meta:generator>
    <meta:document-statistic meta:table-count="0" meta:image-count="0" meta:object-count="1" meta:page-count="1" meta:paragraph-count="25" meta:word-count="221" meta:character-count="1282" meta:non-whitespace-character-count="11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0.1752in"/>
    </style:style>
    <style:style style:name="co4" style:family="table-column">
      <style:table-column-properties fo:break-before="auto" style:column-width="0.2827in"/>
    </style:style>
    <style:style style:name="co5" style:family="table-column">
      <style:table-column-properties fo:break-before="auto" style:column-width="0.2717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0.1854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2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9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993366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700b8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ff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950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b80047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table:number-columns-spanned="12" table:number-rows-spanned="1">
            <text:p>Meta Data</text:p>
          </table:table-cell>
          <table:covered-table-cell table:number-columns-repeated="11"/>
          <table:table-cell/>
          <table:table-cell table:style-name="ce2" office:value-type="string" table:number-columns-spanned="16" table:number-rows-spanned="1">
            <text:p>Actual Data</text:p>
          </table:table-cell>
          <table:covered-table-cell table:number-columns-repeated="15"/>
          <table:table-cell table:number-columns-repeated="2"/>
        </table:table-row>
        <table:table-row table:style-name="ro3">
          <table:table-cell/>
          <table:table-cell table:style-name="ce1" office:value-type="string">
            <text:p>#</text:p>
          </table:table-cell>
          <table:table-cell table:style-name="ce3" office:value-type="string">
            <text:p>!</text:p>
          </table:table-cell>
          <table:table-cell table:style-name="ce4" office:value-type="string">
            <text:p>Message_ID</text:p>
          </table:table-cell>
          <table:table-cell table:style-name="ce3" office:value-type="string">
            <text:p>!</text:p>
          </table:table-cell>
          <table:table-cell table:style-name="ce5" office:value-type="string">
            <text:p>%</text:p>
          </table:table-cell>
          <table:table-cell table:style-name="ce4" office:value-type="string">
            <text:p>Message_Type</text:p>
          </table:table-cell>
          <table:table-cell table:style-name="ce5" office:value-type="string">
            <text:p>%</text:p>
          </table:table-cell>
          <table:table-cell table:style-name="ce6" office:value-type="string">
            <text:p>&amp;</text:p>
          </table:table-cell>
          <table:table-cell table:style-name="ce4" office:value-type="string">
            <text:p>Address</text:p>
          </table:table-cell>
          <table:table-cell table:style-name="ce6" office:value-type="string">
            <text:p>&amp;</text:p>
          </table:table-cell>
          <table:table-cell table:style-name="ce7" office:value-type="string">
            <text:p>[</text:p>
          </table:table-cell>
          <table:table-cell table:style-name="ce4" office:value-type="string">
            <text:p>Time</text:p>
          </table:table-cell>
          <table:table-cell table:style-name="ce7" office:value-type="string">
            <text:p>]</text:p>
          </table:table-cell>
          <table:table-cell table:style-name="ce8" office:value-type="string">
            <text:p>*</text:p>
          </table:table-cell>
          <table:table-cell table:style-name="ce9" office:value-type="string">
            <text:p>&lt;</text:p>
          </table:table-cell>
          <table:table-cell table:style-name="ce4" office:value-type="string">
            <text:p>Data_1-Field_1</text:p>
          </table:table-cell>
          <table:table-cell table:style-name="ce10" office:value-type="string">
            <text:p>/</text:p>
          </table:table-cell>
          <table:table-cell table:style-name="ce4" office:value-type="string">
            <text:p>Data_1-Field_2</text:p>
          </table:table-cell>
          <table:table-cell table:style-name="ce9" office:value-type="string">
            <text:p>&gt;</text:p>
          </table:table-cell>
          <table:table-cell table:style-name="ce9" office:value-type="string">
            <text:p>&lt;</text:p>
          </table:table-cell>
          <table:table-cell table:style-name="ce4" office:value-type="string">
            <text:p>Data_2-Field_1</text:p>
          </table:table-cell>
          <table:table-cell table:style-name="ce10" office:value-type="string">
            <text:p>/</text:p>
          </table:table-cell>
          <table:table-cell table:style-name="ce4" office:value-type="string">
            <text:p>Data_2-Field_2</text:p>
          </table:table-cell>
          <table:table-cell table:style-name="ce9" office:value-type="string">
            <text:p>&gt;</text:p>
          </table:table-cell>
          <table:table-cell table:style-name="ce11" office:value-type="string">
            <text:p>....</text:p>
          </table:table-cell>
          <table:table-cell table:style-name="ce9" office:value-type="string">
            <text:p>&lt;</text:p>
          </table:table-cell>
          <table:table-cell table:style-name="ce4" office:value-type="string">
            <text:p>Data_n-Field_1</text:p>
          </table:table-cell>
          <table:table-cell table:style-name="ce10" office:value-type="string">
            <text:p>/</text:p>
          </table:table-cell>
          <table:table-cell table:style-name="ce4" office:value-type="string">
            <text:p>Data_n-Field_2</text:p>
          </table:table-cell>
          <table:table-cell table:style-name="ce9" office:value-type="string">
            <text:p>&gt;</text:p>
          </table:table-cell>
          <table:table-cell table:style-name="ce8" office:value-type="string">
            <text:p>*</text:p>
          </table:table-cell>
          <table:table-cell table:style-name="ce1" office:value-type="string">
            <text:p>$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1/21/2013</text:date>, <text:time>22:3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